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052360" officeooo:paragraph-rsid="00052360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er(<text:span text:style-name="T1">id,</text:span> nom, prenom, departement)</text:p>
      <text:p text:style-name="P1">photo(<text:span text:style-name="T1">photo-id</text:span>, legende, #id)</text:p>
      <text:p text:style-name="P1">vote(<text:span text:style-name="T1">vote-id</text:span>, #photo-id, #id)</text:p>
      <text:p text:style-name="P1"/>
      <text:p text:style-name="P1">#id clef étrangère en référence à code de la table user</text:p>
      <text:p text:style-name="P1">#photo-id clef étrangère en référence à code de la table photo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4T10:43:53.219023547</meta:creation-date>
    <dc:date>2024-05-24T10:48:33.725563180</dc:date>
    <meta:editing-duration>PT4M41S</meta:editing-duration>
    <meta:editing-cycles>1</meta:editing-cycles>
    <meta:document-statistic meta:table-count="0" meta:image-count="0" meta:object-count="0" meta:page-count="1" meta:paragraph-count="5" meta:word-count="32" meta:character-count="209" meta:non-whitespace-character-count="182"/>
    <meta:generator>LibreOffice/7.4.7.2$Linux_X86_64 LibreOffice_project/40$Build-2</meta:generator>
  </office:meta>
</office:document-meta>
</file>